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25.01pt"/>
    </style:style>
    <style:style style:name="co3" style:family="table-column">
      <style:table-column-properties fo:break-before="auto" style:column-width="142.41pt"/>
    </style:style>
    <style:style style:name="co4" style:family="table-column">
      <style:table-column-properties fo:break-before="auto" style:column-width="222.24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59.05pt"/>
    </style:style>
    <style:style style:name="co7" style:family="table-column">
      <style:table-column-properties fo:break-before="auto" style:column-width="463.24pt"/>
    </style:style>
    <style:style style:name="co8" style:family="table-column">
      <style:table-column-properties fo:break-before="auto" style:column-width="251.4pt"/>
    </style:style>
    <style:style style:name="co9" style:family="table-column">
      <style:table-column-properties fo:break-before="auto" style:column-width="358.36pt"/>
    </style:style>
    <style:style style:name="co10" style:family="table-column">
      <style:table-column-properties fo:break-before="auto" style:column-width="156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gin_20_suite_20_case">
      <style:table-properties table:display="true" style:writing-mode="lr-tb"/>
    </style:style>
    <style:style style:name="ta2" style:family="table" style:master-page-name="PageStyle_5f_Register_20_suite_20_case">
      <style:table-properties table:display="true" style:writing-mode="lr-tb"/>
    </style:style>
    <style:style style:name="ta3" style:family="table" style:master-page-name="PageStyle_5f_Checkout_20_suite_20_case">
      <style:table-properties table:display="true" style:writing-mode="lr-tb"/>
    </style:style>
    <style:style style:name="ta4" style:family="table" style:master-page-name="PageStyle_5f_Home_20_suite_20_case">
      <style:table-properties table:display="true" style:writing-mode="lr-tb"/>
    </style:style>
    <style:style style:name="ce1" style:family="table-cell" style:parent-style-name="Default" style:data-style-name="N125">
      <style:table-cell-properties fo:background-color="#46bd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46bd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e1e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d4d4d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e1e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6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in suite c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PASOS PREVIOS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RESULTADOS ESPERADO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OC-1</text:p>
          </table:table-cell>
          <table:table-cell table:style-name="ce5" office:value-type="string" calcext:value-type="string">
            <text:p>Verify users can login</text:p>
          </table:table-cell>
          <table:table-cell table:style-name="ce5" office:value-type="string" calcext:value-type="string">
            <text:p><text:span text:style-name="T1">there are some users already created</text:span><text:span text:style-name="T2"> and the user is on the login page "https://opencart.abstracta.us/index.php?route=account/login"</text:span></text:p>
          </table:table-cell>
          <table:table-cell table:style-name="ce5" office:value-type="string" calcext:value-type="string">
            <text:p>1. the user enters the email and password</text:p>
            <text:p>2. the user clicks the login button</text:p>
          </table:table-cell>
          <table:table-cell table:style-name="ce5" office:value-type="string" calcext:value-type="string">
            <text:p>1. the mail and password appear in the fields</text:p>
            <text:p>2.the user is logged in successfully and appears in "https://opencart.abstracta.us/index.php?route=account/account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OC-2</text:p>
          </table:table-cell>
          <table:table-cell table:style-name="ce5" office:value-type="string" calcext:value-type="string">
            <text:p>Verify a non created user cannot login</text:p>
          </table:table-cell>
          <table:table-cell table:style-name="ce5" office:value-type="string" calcext:value-type="string">
            <text:p><text:span text:style-name="T1">there are some users already created</text:span><text:span text:style-name="T2"> and the user is on the login page "https://opencart.abstracta.us/index.php?route=account/login"</text:span></text:p>
          </table:table-cell>
          <table:table-cell table:style-name="ce5" office:value-type="string" calcext:value-type="string">
            <text:p><text:span text:style-name="T3">1. the user enters the invalid email "badmail.com" and password</text:span></text:p>
            <text:p><text:span text:style-name="T4">2. the user clicks the login button</text:span></text:p>
          </table:table-cell>
          <table:table-cell table:style-name="ce5" office:value-type="string" calcext:value-type="string">
            <text:p>1. the mail and password appear in the fields</text:p>
            <text:p>2. The error "Warning: No match for E-Mail Address and/or Password." appears</text:p>
          </table:table-cell>
          <table:table-cell table:style-name="ce6" table:number-columns-repeated="22"/>
          <table:table-cell table:number-columns-repeated="997"/>
        </table:table-row>
        <table:table-row table:style-name="ro1" table:number-rows-repeated="8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 table:number-rows-repeated="976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 table:number-rows-repeated="13">
          <table:table-cell table:number-columns-repeated="5"/>
          <table:table-cell table:style-name="ce6" table:number-columns-repeated="22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Login suite case'.$A$1" table:cell-range-address="$'Login suite case'.$A$1:.$E$14"/>
        </table:named-expressions>
      </table:table>
      <table:table table:name="Register suite case" table:style-name="ta2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PASOS PREVIOS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RESULTADOS ESPERADO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OC-3</text:p>
          </table:table-cell>
          <table:table-cell table:style-name="ce5" office:value-type="string" calcext:value-type="string">
            <text:p>Verify valid user can register in the page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1. the user enters the name </text:p>
            <text:p>2. user enters the last name</text:p>
            <text:p>3. the user enters the email</text:p>
            <text:p>4. the user enters the phone number</text:p>
            <text:p>5. the user enters the password</text:p>
            <text:p>6. the user enter the confirm password</text:p>
            <text:p>7. the user accepts privacy policy</text:p>
            <text:p>8. the user clicks the continue button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account is created and the user is logged in and appears in "http://opencart.abstracta.us/index.php?route=account/success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OC-4</text:p>
          </table:table-cell>
          <table:table-cell table:style-name="ce5" office:value-type="string" calcext:value-type="string">
            <text:p>Creating an account with invalid length first name is not creat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5">1. the user enters and </text:span><text:span text:style-name="T6">empty name</text:span></text:p>
            <text:p><text:span text:style-name="T4">2. user enters the last name</text:span></text:p>
            <text:p><text:span text:style-name="T4">3. the user enters the email</text:span></text:p>
            <text:p><text:span text:style-name="T4">4. the user enters the phone number</text:span></text:p>
            <text:p><text:span text:style-name="T4">5. the user enters the password</text:span></text:p>
            <text:p><text:span text:style-name="T4">6. the user enter the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<text:span text:style-name="T5">1. the </text:span><text:span text:style-name="T6">name field is left empty</text:span></text:p>
            <text:p><text:span text:style-name="T4">2. the last name appears in the last name field</text:span></text:p>
            <text:p><text:span text:style-name="T4">3. the last mail appears in the mail field</text:span></text:p>
            <text:p><text:span text:style-name="T4">4. the phone number appears in the telephone field</text:span></text:p>
            <text:p><text:span text:style-name="T4">5. the password appears in the password field</text:span></text:p>
            <text:p><text:span text:style-name="T4">6. the confirm password appears in the confirm password field</text:span></text:p>
            <text:p><text:span text:style-name="T4">7. the privacy policy checkbox is selected</text:span></text:p>
            <text:p><text:span text:style-name="T4">8. the "First Name" error message appears "First Name must be between 1 and 32 characters!"</text:span>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OC-4</text:p>
          </table:table-cell>
          <table:table-cell table:style-name="ce5" office:value-type="string" calcext:value-type="string">
            <text:p>Creating an account with invalid length first name is not creat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5">1. the user enters a </text:span><text:span text:style-name="T6">33 or more characters name</text:span></text:p>
            <text:p><text:span text:style-name="T4">2. user enters the last name</text:span></text:p>
            <text:p><text:span text:style-name="T4">3. the user enters the email</text:span></text:p>
            <text:p><text:span text:style-name="T4">4. the user enters the phone number</text:span></text:p>
            <text:p><text:span text:style-name="T4">5. the user enters the password</text:span></text:p>
            <text:p><text:span text:style-name="T4">6. the user enter the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First Name" error message appears "First Name must be between 1 and 32 characters!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OC-5</text:p>
          </table:table-cell>
          <table:table-cell table:style-name="ce5" office:value-type="string" calcext:value-type="string">
            <text:p/>
            <text:p>Create account with invalid lenght last name is not creat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5">2. user enters </text:span><text:span text:style-name="T6">an empty last name</text:span></text:p>
            <text:p><text:span text:style-name="T4">3. the user enters the email</text:span></text:p>
            <text:p><text:span text:style-name="T4">4. the user enters the phone number</text:span></text:p>
            <text:p><text:span text:style-name="T4">5. the user enters the password</text:span></text:p>
            <text:p><text:span text:style-name="T4">6. the user enter the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<text:span text:style-name="T4">1. the name appears in the name field</text:span></text:p>
            <text:p><text:span text:style-name="T5">2. the last </text:span><text:span text:style-name="T6">name field is empty</text:span></text:p>
            <text:p><text:span text:style-name="T4">3. the last mail appears in the mail field</text:span></text:p>
            <text:p><text:span text:style-name="T4">4. the phone number appears in the telephone field</text:span></text:p>
            <text:p><text:span text:style-name="T4">5. the password appears in the password field</text:span></text:p>
            <text:p><text:span text:style-name="T4">6. the confirm password appears in the confirm password field</text:span></text:p>
            <text:p><text:span text:style-name="T4">7. the privacy policy checkbox is selected</text:span></text:p>
            <text:p><text:span text:style-name="T4">8. the "Last Name" error message appears "Last Name must be between 1 and 32 characters!"</text:span>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OC-5</text:p>
          </table:table-cell>
          <table:table-cell table:style-name="ce5" office:value-type="string" calcext:value-type="string">
            <text:p/>
            <text:p>Creating an account with invalid lenght last name is not allow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5">2. user enters </text:span><text:span text:style-name="T6">a 33 or more characters name</text:span></text:p>
            <text:p><text:span text:style-name="T4">3. the user enters the email</text:span></text:p>
            <text:p><text:span text:style-name="T4">4. the user enters the phone number</text:span></text:p>
            <text:p><text:span text:style-name="T4">5. the user enters the password</text:span></text:p>
            <text:p><text:span text:style-name="T4">6. the user enter the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Last Name" error message appears "Last Name must be between 1 and 32 characters!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OC-6</text:p>
          </table:table-cell>
          <table:table-cell table:style-name="ce5" office:value-type="string" calcext:value-type="string">
            <text:p>Creating an account with invalid email is not allow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4">2. user enters the last name</text:span></text:p>
            <text:p><text:span text:style-name="T5">3. the user enters an </text:span><text:span text:style-name="T6">empy email</text:span></text:p>
            <text:p><text:span text:style-name="T4">4. the user enters the phone number</text:span></text:p>
            <text:p><text:span text:style-name="T4">5. the user enters the password</text:span></text:p>
            <text:p><text:span text:style-name="T4">6. the user enter the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<text:span text:style-name="T4">1. the name appears in the name field</text:span></text:p>
            <text:p><text:span text:style-name="T4">2. the last name appears in the last name field</text:span></text:p>
            <text:p><text:span text:style-name="T5">3. the </text:span><text:span text:style-name="T6">mail field appears empty</text:span></text:p>
            <text:p><text:span text:style-name="T4">4. the phone number appears in the telephone field</text:span></text:p>
            <text:p><text:span text:style-name="T4">5. the password appears in the password field</text:span></text:p>
            <text:p><text:span text:style-name="T4">6. the confirm password appears in the confirm password field</text:span></text:p>
            <text:p><text:span text:style-name="T4">7. the privacy policy checkbox is selected</text:span></text:p>
            <text:p><text:span text:style-name="T4">8. the "Last Name" error message appears "E-Mail Address does not appear to be valid!"</text:span>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OC-6</text:p>
          </table:table-cell>
          <table:table-cell table:style-name="ce5" office:value-type="string" calcext:value-type="string">
            <text:p>Creating an account with invalid email is not allow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4">2. user enters the last name</text:span></text:p>
            <text:p><text:span text:style-name="T3">3. the user enters a </text:span><text:span text:style-name="T7">non valid email</text:span><text:span text:style-name="T8"> "mariomail.com"</text:span></text:p>
            <text:p><text:span text:style-name="T4">4. the user enters the phone number</text:span></text:p>
            <text:p><text:span text:style-name="T4">5. the user enters the password</text:span></text:p>
            <text:p><text:span text:style-name="T4">6. the user enter the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mail field appears empty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Last Name" error message appears "E-Mail Address does not appear to be valid!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OC-7</text:p>
          </table:table-cell>
          <table:table-cell table:style-name="ce5" office:value-type="string" calcext:value-type="string">
            <text:p>Creating an account with already used email is not allowed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4">2. user enters the last name</text:span></text:p>
            <text:p><text:span text:style-name="T3">3. the user enters the </text:span><text:span text:style-name="T7">used email "mario@mail.com</text:span><text:span text:style-name="T8">"</text:span></text:p>
            <text:p><text:span text:style-name="T4">4. the user enters the phone number</text:span></text:p>
            <text:p><text:span text:style-name="T4">5. the user enters the password</text:span></text:p>
            <text:p><text:span text:style-name="T4">6. the user enter the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alert message telling that there's already an account with thay email shows up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OC-8</text:p>
          </table:table-cell>
          <table:table-cell table:style-name="ce5" office:value-type="string" calcext:value-type="string">
            <text:p>Creating an account with invalid length password is not allowed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4">2. user enters the last name</text:span></text:p>
            <text:p><text:span text:style-name="T4">3. the user enters the email</text:span></text:p>
            <text:p><text:span text:style-name="T4">4. the user enters the phone number</text:span></text:p>
            <text:p><text:span text:style-name="T5">5. the user enters a </text:span><text:span text:style-name="T6">3 or less character password</text:span></text:p>
            <text:p><text:span text:style-name="T5">6. the user enter a </text:span><text:span text:style-name="T6">3 or less character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Password" error message appears "Password must be between 4 and 20 characters!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OC-8</text:p>
          </table:table-cell>
          <table:table-cell table:style-name="ce5" office:value-type="string" calcext:value-type="string">
            <text:p>Creating an account with invalid length password is not allowed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4">2. user enters the last name</text:span></text:p>
            <text:p><text:span text:style-name="T4">3. the user enters the email</text:span></text:p>
            <text:p><text:span text:style-name="T4">4. the user enters the phone number</text:span></text:p>
            <text:p><text:span text:style-name="T5">5. the user enters a </text:span><text:span text:style-name="T6">21 or more character password</text:span></text:p>
            <text:p><text:span text:style-name="T5">6. the user enter a </text:span><text:span text:style-name="T6">21 or more character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Password" error message appears "Password must be between 4 and 20 characters!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OC-9</text:p>
          </table:table-cell>
          <table:table-cell table:style-name="ce5" office:value-type="string" calcext:value-type="string">
            <text:p>Creating an account with different passwords is not allowed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4">2. user enters the last name</text:span></text:p>
            <text:p><text:span text:style-name="T4">3. the user enters the email</text:span></text:p>
            <text:p><text:span text:style-name="T4">4. the user enters the phone number</text:span></text:p>
            <text:p><text:span text:style-name="T4">5. the user enters the password</text:span></text:p>
            <text:p><text:span text:style-name="T3">6. the user enter </text:span><text:span text:style-name="T7">a different </text:span><text:span text:style-name="T8">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<text:span text:style-name="T4">1. the name appears in the name field</text:span></text:p>
            <text:p><text:span text:style-name="T4">2. the last name appears in the last name field</text:span></text:p>
            <text:p><text:span text:style-name="T4">3. the last mail appears in the mail field</text:span></text:p>
            <text:p><text:span text:style-name="T4">4. the phone number appears in the telephone field</text:span></text:p>
            <text:p><text:span text:style-name="T4">5. the password appears in the password field</text:span></text:p>
            <text:p><text:span text:style-name="T3">6. the </text:span><text:span text:style-name="T7">different </text:span><text:span text:style-name="T8">confirm password appears in the confirm password field</text:span></text:p>
            <text:p><text:span text:style-name="T4">7. the privacy policy checkbox is selected</text:span></text:p>
            <text:p><text:span text:style-name="T4">8. the "Password" error message appears "Password confirmation does not match password!"</text:span>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OC-10</text:p>
          </table:table-cell>
          <table:table-cell table:style-name="ce5" office:value-type="string" calcext:value-type="string">
            <text:p>Creating an account with invalid length telephone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4">2. user enters the last name</text:span></text:p>
            <text:p><text:span text:style-name="T4">3. the user enters the email</text:span></text:p>
            <text:p><text:span text:style-name="T3">4. the user enters </text:span><text:span text:style-name="T7">a 3 or less number</text:span><text:span text:style-name="T8"> phone number</text:span></text:p>
            <text:p><text:span text:style-name="T4">5. the user enters the password</text:span></text:p>
            <text:p><text:span text:style-name="T4">6. the user enter the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Telephone " error message shows "Telephone must be between 3 and 32 characters!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OC-10</text:p>
          </table:table-cell>
          <table:table-cell table:style-name="ce5" office:value-type="string" calcext:value-type="string">
            <text:p>Creating an account with invalid length telephone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the name </text:span></text:p>
            <text:p><text:span text:style-name="T4">2. user enters the last name</text:span></text:p>
            <text:p><text:span text:style-name="T4">3. the user enters the email</text:span></text:p>
            <text:p><text:span text:style-name="T3">4. the user enters </text:span><text:span text:style-name="T7">a 33 or more number </text:span><text:span text:style-name="T8"> phone number</text:span></text:p>
            <text:p><text:span text:style-name="T4">5. the user enters the password</text:span></text:p>
            <text:p><text:span text:style-name="T4">6. the user enter the confirm password</text:span></text:p>
            <text:p><text:span text:style-name="T4">7. the user accepts privacy policy</text:span></text:p>
            <text:p><text:span text:style-name="T4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Telephone " error message shows "Telephone must be between 3 and 32 characters!"</text:p>
          </table:table-cell>
          <table:table-cell table:style-name="ce6" table:number-columns-repeated="22"/>
          <table:table-cell table:number-columns-repeated="997"/>
        </table:table-row>
        <table:table-row table:style-name="ro1" table:number-rows-repeated="8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 table:number-rows-repeated="976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Login suite case'.$A$1" table:cell-range-address="$'Register suite case'.$A$1:.$E$12"/>
        </table:named-expressions>
      </table:table>
      <table:table table:name="Checkout suite case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PASOS PREVIOS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RESULTADOS ESPERADO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12" calcext:value-type="float">
            <text:p>OC-12</text:p>
          </table:table-cell>
          <table:table-cell table:style-name="ce5" office:value-type="string" calcext:value-type="string">
            <text:p>The logged user orders one item with existing address</text:p>
          </table:table-cell>
          <table:table-cell table:style-name="ce5" office:value-type="string" calcext:value-type="string">
            <text:p>the user is on the login page "https://opencart.abstracta.us/index.php?route=account/login"</text:p>
          </table:table-cell>
          <table:table-cell table:style-name="ce5" office:value-type="string" calcext:value-type="string">
            <text:p>1. the user enters the mail "mario@mail.com" and password "1311"</text:p>
            <text:p>2. the user clicks the login button</text:p>
            <text:p>3. the user clicks go home button</text:p>
            <text:p>4. the user adds one item to the chart</text:p>
            <text:p>5. the user clicks go checkout</text:p>
            <text:p>6. the user uses already existing address for billing</text:p>
            <text:p>7. the user clicks continue</text:p>
            <text:p>8. the user uses already existing address for delivery</text:p>
          </table:table-cell>
          <table:table-cell table:style-name="ce5" office:value-type="string" calcext:value-type="string">
            <text:p>1. the mail and password appear in the fields</text:p>
            <text:p>2. the user is logged into the page</text:p>
            <text:p>3. the user appears in "http://opencart.abstracta.us/index.php?route=common/home"</text:p>
            <text:p>4. the cart now contains 1 item</text:p>
            <text:p>5. the user appears in "https://opencart.abstracta.us/index.php?route=checkout/checkout"</text:p>
            <text:p>6. the address field is already filled and contais an address</text:p>
            <text:p>7. the delivery details open up</text:p>
            <text:p>8. the delivery field is already filled and contais an address</text:p>
          </table:table-cell>
          <table:table-cell table:style-name="ce6" table:number-columns-repeated="22"/>
          <table:table-cell table:number-columns-repeated="997"/>
        </table:table-row>
        <table:table-row table:style-name="ro1" table:number-rows-repeated="4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>
          <table:table-cell table:style-name="ce3"/>
          <table:table-cell table:style-name="ce9"/>
          <table:table-cell table:style-name="ce6" table:number-columns-repeated="25"/>
          <table:table-cell table:number-columns-repeated="997"/>
        </table:table-row>
        <table:table-row table:style-name="ro1" table:number-rows-repeated="4">
          <table:table-cell table:style-name="ce3"/>
          <table:table-cell table:style-name="ce6"/>
          <table:table-cell table:style-name="ce10"/>
          <table:table-cell table:style-name="ce6" table:number-columns-repeated="24"/>
          <table:table-cell table:number-columns-repeated="997"/>
        </table:table-row>
        <table:table-row table:style-name="ro1">
          <table:table-cell table:style-name="ce8"/>
          <table:table-cell table:style-name="ce9"/>
          <table:table-cell table:style-name="ce11" table:number-columns-repeated="3"/>
          <table:table-cell table:style-name="ce6" table:number-columns-repeated="22"/>
          <table:table-cell table:number-columns-repeated="997"/>
        </table:table-row>
        <table:table-row table:style-name="ro1" table:number-rows-repeated="2">
          <table:table-cell table:style-name="ce3"/>
          <table:table-cell table:style-name="ce6"/>
          <table:table-cell table:style-name="ce10"/>
          <table:table-cell table:style-name="ce6" table:number-columns-repeated="24"/>
          <table:table-cell table:number-columns-repeated="997"/>
        </table:table-row>
        <table:table-row table:style-name="ro1" table:number-rows-repeated="8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 table:number-rows-repeated="976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Login suite case'.$A$1" table:cell-range-address="$'Checkout suite case'.$A$1:.$E$12"/>
        </table:named-expressions>
      </table:table>
      <table:table table:name="Home suite case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PASOS PREVIOS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RESULTADOS ESPERADO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13" calcext:value-type="float">
            <text:p>OC-13</text:p>
          </table:table-cell>
          <table:table-cell table:style-name="ce5" office:value-type="string" calcext:value-type="string">
            <text:p>The user empties the shopping cart</text:p>
          </table:table-cell>
          <table:table-cell table:style-name="ce5" office:value-type="string" calcext:value-type="string">
            <text:p>The user is logged in and in the home page "https://opencart.abstracta.us/index.php?route=account/login"</text:p>
          </table:table-cell>
          <table:table-cell table:style-name="ce5" office:value-type="string" calcext:value-type="string">
            <text:p>1. the user clicks the chart summary button</text:p>
            <text:p>2. the user clicks each of the remove items button</text:p>
          </table:table-cell>
          <table:table-cell table:style-name="ce5" office:value-type="string" calcext:value-type="string">
            <text:p>1. The dropdown menu opens showing the cart elements</text:p>
            <text:p>2. All items in the chart are cleared</text:p>
          </table:table-cell>
          <table:table-cell table:style-name="ce6" table:number-columns-repeated="22"/>
          <table:table-cell table:number-columns-repeated="997"/>
        </table:table-row>
        <table:table-row table:style-name="ro1" table:number-rows-repeated="4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>
          <table:table-cell table:style-name="ce3"/>
          <table:table-cell table:style-name="ce9"/>
          <table:table-cell table:style-name="ce6" table:number-columns-repeated="25"/>
          <table:table-cell table:number-columns-repeated="997"/>
        </table:table-row>
        <table:table-row table:style-name="ro1" table:number-rows-repeated="4">
          <table:table-cell table:style-name="ce3"/>
          <table:table-cell table:style-name="ce6"/>
          <table:table-cell table:style-name="ce10"/>
          <table:table-cell table:style-name="ce6" table:number-columns-repeated="24"/>
          <table:table-cell table:number-columns-repeated="997"/>
        </table:table-row>
        <table:table-row table:style-name="ro1">
          <table:table-cell table:style-name="ce8"/>
          <table:table-cell table:style-name="ce9"/>
          <table:table-cell table:style-name="ce11" table:number-columns-repeated="3"/>
          <table:table-cell table:style-name="ce6" table:number-columns-repeated="22"/>
          <table:table-cell table:number-columns-repeated="997"/>
        </table:table-row>
        <table:table-row table:style-name="ro1" table:number-rows-repeated="2">
          <table:table-cell table:style-name="ce3"/>
          <table:table-cell table:style-name="ce6"/>
          <table:table-cell table:style-name="ce10"/>
          <table:table-cell table:style-name="ce6" table:number-columns-repeated="24"/>
          <table:table-cell table:number-columns-repeated="997"/>
        </table:table-row>
        <table:table-row table:style-name="ro1" table:number-rows-repeated="8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1" table:number-rows-repeated="976">
          <table:table-cell table:style-name="ce3"/>
          <table:table-cell table:style-name="ce6" table:number-columns-repeated="26"/>
          <table:table-cell table:number-columns-repeated="99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Login suite case'.A1:'Login suite case'.E14" table:display-filter-buttons="true"/>
        <table:database-range table:name="__Anonymous_Sheet_DB__1" table:target-range-address="'Register suite case'.A1:'Register suite case'.E12" table:display-filter-buttons="true"/>
        <table:database-range table:name="__Anonymous_Sheet_DB__2" table:target-range-address="'Checkout suite case'.A1:'Checkout suite case'.E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OC-</number:text>
      <number:number number:decimal-places="0" loext:min-decimal-places="0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in_20_suite_20_case" style:display-name="PageStyle_Login suite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suite_20_case" style:display-name="PageStyle_Register suite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ckout_20_suite_20_case" style:display-name="PageStyle_Checkout suite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e_20_suite_20_case" style:display-name="PageStyle_Home suite c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05" meta:object-count="0"/>
    <meta:generator>LibreOfficeDev/6.0.5.2$Linux_X86_64 LibreOffice_project/</meta:generator>
  </office:meta>
</office:document-meta>
</file>